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erminus (TTF)" svg:font-family="'Terminus (TTF)'" style:font-pitch="fixed"/>
    <style:font-face style:name="Courier New1" svg:font-family="'Courier New'" style:font-family-generic="modern" style:font-pitch="fixed"/>
    <style:font-face style:name="Aller" svg:font-family="Aller" style:font-pitch="variable"/>
    <style:font-face style:name="Aller Display" svg:font-family="'Aller Display'" style:font-pitch="variable"/>
    <style:font-face style:name="Batang" svg:font-family="Batang, 바탕" style:font-family-generic="roman" style:font-pitch="variable"/>
    <style:font-face style:name="Nimbus Roman No9 L" svg:font-family="'Nimbus Roman No9 L'"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Loendi_20_lõik" style:list-style-name="WW8Num2">
      <style:paragraph-properties fo:line-height="100%"/>
      <style:text-properties style:font-name="Aller" style:font-name-complex="Calibri"/>
    </style:style>
    <style:style style:name="P2" style:family="paragraph" style:parent-style-name="Loendi_20_lõik" style:list-style-name="WW8Num1">
      <style:paragraph-properties fo:line-height="100%"/>
      <style:text-properties style:font-name="Aller"/>
    </style:style>
    <style:style style:name="P3" style:family="paragraph" style:parent-style-name="Standard">
      <style:paragraph-properties fo:line-height="100%"/>
      <style:text-properties style:font-name="Aller" style:font-name-complex="Calibri"/>
    </style:style>
    <style:style style:name="P4" style:family="paragraph" style:parent-style-name="Standard">
      <style:paragraph-properties fo:line-height="100%"/>
      <style:text-properties style:font-name="Aller" fo:font-size="10pt" style:font-size-asian="10pt" style:font-name-complex="Calibri"/>
    </style:style>
    <style:style style:name="P5" style:family="paragraph" style:parent-style-name="Standard">
      <style:paragraph-properties fo:line-height="100%"/>
      <style:text-properties style:font-name="Aller"/>
    </style:style>
    <style:style style:name="P6" style:family="paragraph" style:parent-style-name="Standard" style:list-style-name="WW8Num1">
      <style:paragraph-properties fo:line-height="100%"/>
      <style:text-properties style:font-name="Aller"/>
    </style:style>
    <style:style style:name="P7" style:family="paragraph" style:parent-style-name="Standard" style:list-style-name="L1">
      <style:paragraph-properties fo:line-height="100%"/>
      <style:text-properties style:font-name="Aller"/>
    </style:style>
    <style:style style:name="P8" style:family="paragraph" style:parent-style-name="Standard">
      <style:paragraph-properties fo:line-height="100%"/>
      <style:text-properties style:font-name="Terminus (TTF)"/>
    </style:style>
    <style:style style:name="P9" style:family="paragraph" style:parent-style-name="Standard">
      <style:paragraph-properties fo:line-height="100%"/>
      <style:text-properties style:font-name="Terminus (TTF)" fo:font-style="normal" style:font-style-asian="normal" style:font-style-complex="normal"/>
    </style:style>
    <style:style style:name="P10" style:family="paragraph" style:parent-style-name="Standard" style:master-page-name="Standard">
      <style:paragraph-properties fo:line-height="100%" fo:text-align="center" style:justify-single-word="false" style:page-number="auto"/>
      <style:text-properties style:font-name="Aller" fo:font-weight="bold" style:font-weight-asian="bold" style:font-weight-complex="bold"/>
    </style:style>
    <style:style style:name="T1" style:family="text">
      <style:text-properties style:font-name="Batang" style:font-name-asian="Batang"/>
    </style:style>
    <style:style style:name="T2" style:family="text">
      <style:text-properties style:font-name-asian="Batang"/>
    </style:style>
    <style:style style:name="T3" style:family="text">
      <style:text-properties style:font-name-complex="Calibri"/>
    </style:style>
    <style:style style:name="T4" style:family="text">
      <style:text-properties fo:font-size="10pt" style:font-size-asian="10pt" style:font-name-complex="Calibri"/>
    </style:style>
    <style:style style:name="T5" style:family="text">
      <style:text-properties fo:font-size="10pt" fo:font-style="italic" style:font-size-asian="10pt" style:font-style-asian="italic" style:font-name-complex="Calibri"/>
    </style:style>
    <style:style style:name="T6" style:family="text">
      <style:text-properties fo:font-style="italic" style:font-style-asian="italic" style:font-name-complex="Calibri"/>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rvutikontrolltöö nr. 1 <text:s/>aines MTAT.03.100 „Programmeerimine“- 2010-10</text:p>
      <text:p text:style-name="P5">Nb! Lahendustes ei ole lubatud kasutada Pythoni standardfunktsioone <text:s/><text:span text:style-name="T2">sum, min, max</text:span></text:p>
      <text:list xml:id="list1746151995" text:style-name="WW8Num1">
        <text:list-item>
          <text:p text:style-name="P6">(3p) Andmed kümnevõistluse punktisumma ja kolme esimese ala kohta (nimi, punktid, 100m, kaugus, kuul) on salvestatud ühte järjendisse, st kõigepealt on esimese võistleja andmed, seejärel teise võistleja andmed jne. Koostada programm mis leiab ja väljastab andmed</text:p>
        </text:list-item>
      </text:list>
      <text:list xml:id="list1573072125" text:style-name="WW8Num2">
        <text:list-item>
          <text:p text:style-name="P1">Kõige kiirema sprinteri nime ja aja;</text:p>
        </text:list-item>
        <text:list-item>
          <text:p text:style-name="P1">Kõigi sportlaste nimed, kes tõukasid kuuli vähemalt 15 meetrit;</text:p>
        </text:list-item>
        <text:list-item>
          <text:p text:style-name="P1">Sportlaste nimed koos tulemustega;</text:p>
        </text:list-item>
      </text:list>
      <text:p text:style-name="P3">Näiteks järjendi (siin andmed kolme sportlase kohta)</text:p>
      <text:p text:style-name="P8"><text:span text:style-name="T3">Võistlus = </text:span><text:span text:style-name="T4">[ 'Bryan Clay', 8791, 10.44, 7.78, 16.27, 'Andrei Krauchanka' , 8551, 10.96, 7.61, 14.39, 'Leonel Suarez' , 8527, 10.90, 7.33, 14.49 ]</text:span></text:p>
      <text:p text:style-name="P4">Korral on väljunudiks</text:p>
      <text:p text:style-name="P9"><text:span text:style-name="T4">Kiirem sprinter:<text:line-break/>Bryan Clay 10.44<text:line-break/>Sportlased kes tõukasid kuuli vähemalt 15 meetrit:<text:line-break/>Bryan Clay 16.27<text:line-break/>Sportlased:<text:line-break/>Bryan Clay: 100m – 10.44 kaugus – 7.78 kuul – 16.27,<text:line-break/>Andrei Krauchanka: kaugus – 10.96 kuul – 7.61 kuul – 14.39,<text:line-break/>Leonel Suarez: 100m – 10.90 kaugus – 7.33 kuul – 14.49</text:span></text:p>
      <text:list xml:id="list417096584" text:style-name="L1">
        <text:list-item>
          <text:p text:style-name="P7"><text:span text:style-name="T3">(3p) Genereerida ühte järjendisse algandmed kümnevõistlejate punktisummade jaoks juhuslike täisarvude abil lõigul [3000-9000], küsides sportlaste arvu kasutajalt. Koostada programm, mis leiab ja väljastab need sportlased, kes on punktisumma poolest üksteisele kõige lähemal. Väljastab ka algandmed.</text:span></text:p>
        </text:list-item>
      </text:list>
      <text:list xml:id="list1030412570" text:continue-list="list1746151995" text:style-name="WW8Num1">
        <text:list-item>
          <text:p text:style-name="P2"><text:span text:style-name="T3">(4p) Esimese ülesande algandmed on salvestatud faili </text:span><text:span text:style-name="T6">võistlus_10.txt </text:span><text:span text:style-name="T3">iga sportlase kohta eraldi reale. Esimesel real on päised. Koostada programm, mis leiab ja väljastab sportlased, kes viskasid oda vähemalt 70 meetrit. Seda, mitmes veerg on odaviske tulemus, tuleb leida päise kaudu. Lähtefail on kättesaadav keskkonnast </text:span><text:span text:style-name="T6">Moodle</text:span><text:span text:style-name="T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erminus (TTF)" svg:font-family="'Terminus (TTF)'" style:font-pitch="fixed"/>
    <style:font-face style:name="Courier New1" svg:font-family="'Courier New'" style:font-family-generic="modern" style:font-pitch="fixed"/>
    <style:font-face style:name="Aller" svg:font-family="Aller" style:font-pitch="variable"/>
    <style:font-face style:name="Aller Display" svg:font-family="'Aller Display'" style:font-pitch="variable"/>
    <style:font-face style:name="Batang" svg:font-family="Batang, 바탕" style:font-family-generic="roman" style:font-pitch="variable"/>
    <style:font-face style:name="Nimbus Roman No9 L" svg:font-family="'Nimbus Roman No9 L'"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t" fo:country="E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t" fo:country="E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oendi_20_lõik" style:display-name="Loendi lõik" style:family="paragraph" style:parent-style-name="Standard">
      <style:paragraph-properties fo:margin-left="1.27cm" fo:margin-right="0cm" fo:text-indent="0cm" style:auto-text-indent="false"/>
    </style:style>
    <style:style style:name="WW8Num1z0" style:family="text">
      <style:text-properties style:font-name="Aller Display" style:font-name-asian="Batang"/>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Lõigu_20_vaikefont" style:display-name="Lõigu vaike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i Ojastu</meta:initial-creator>
    <meta:creation-date>2010-10-15T13:17:00</meta:creation-date>
    <dc:creator>Priit Pihus</dc:creator>
    <dc:date>2010-10-15T13:29:25</dc:date>
    <meta:editing-cycles>2</meta:editing-cycles>
    <meta:editing-duration>PT52113H31M44S</meta:editing-duration>
    <meta:document-statistic meta:table-count="0" meta:image-count="0" meta:object-count="0" meta:page-count="1" meta:paragraph-count="12" meta:word-count="243" meta:character-count="1683"/>
    <meta:generator>OpenOffice.org/3.2$Linux OpenOffice.org_project/320m19$Build-9505</meta:generator>
  </office:meta>
</office:document-meta>
</file>